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519f9" officeooo:paragraph-rsid="000519f9"/>
    </style:style>
    <style:style style:name="P2" style:family="paragraph" style:parent-style-name="Standard">
      <style:text-properties fo:font-weight="bold" officeooo:rsid="00064617" officeooo:paragraph-rsid="00064617" style:font-weight-asian="bold" style:font-weight-complex="bold"/>
    </style:style>
    <style:style style:name="P3" style:family="paragraph" style:parent-style-name="Standard">
      <style:text-properties fo:font-weight="normal" officeooo:rsid="00091314" officeooo:paragraph-rsid="00091314" style:font-weight-asian="normal" style:font-weight-complex="normal"/>
    </style:style>
    <style:style style:name="P4" style:family="paragraph" style:parent-style-name="Standard">
      <style:text-properties fo:font-weight="normal" officeooo:rsid="000ab76e" officeooo:paragraph-rsid="000ab76e" style:font-weight-asian="normal" style:font-weight-complex="normal"/>
    </style:style>
    <style:style style:name="P5" style:family="paragraph" style:parent-style-name="Standard">
      <style:text-properties fo:font-weight="normal" officeooo:rsid="000bb4f7" officeooo:paragraph-rsid="000bb4f7" style:font-weight-asian="normal" style:font-weight-complex="normal"/>
    </style:style>
    <style:style style:name="P6" style:family="paragraph" style:parent-style-name="Standard">
      <style:text-properties officeooo:rsid="00091314" officeooo:paragraph-rsid="000913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a3f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ions for LFS pipeline</text:p>
      <text:p text:style-name="P1"/>
      <text:p text:style-name="P6">age_removal</text:p>
      <text:p text:style-name="P6">all_functions <text:span text:style-name="T1">2</text:span></text:p>
      <text:p text:style-name="P6">analyze_cv_predictions_pc</text:p>
      <text:p text:style-name="P6">analyze_cv_test_pc</text:p>
      <text:p text:style-name="P6">analyze_test_pc</text:p>
      <text:p text:style-name="P6">cluster_methylation_by_gen</text:p>
      <text:p text:style-name="P6">get_ranges</text:p>
      <text:p text:style-name="P6">get_pca</text:p>
      <text:p text:style-name="P6">pca_age</text:p>
      <text:p text:style-name="P6">predict_onset_pc</text:p>
      <text:p text:style-name="P6">predict_onset_pc_new</text:p>
      <text:p text:style-name="P6">prepare_data</text:p>
      <text:p text:style-name="P6">prepare_pc_data</text:p>
      <text:p text:style-name="P6">read_in_450k <text:span text:style-name="T1">2</text:span></text:p>
      <text:p text:style-name="P6">read_in_850k <text:span text:style-name="T1">2</text:span></text:p>
      <text:p text:style-name="P6">validate_model</text:p>
      <text:p text:style-name="P6">validate_model_pc</text:p>
      <text:p text:style-name="P6"/>
      <text:p text:style-name="P1"/>
      <text:p text:style-name="P2">Without first PC removal</text:p>
      <text:p text:style-name="P3">1) read_in_450k, read_in_850k</text:p>
      <text:p text:style-name="P3">2)</text:p>
      <text:p text:style-name="P1"/>
      <text:p text:style-name="P2">With first PC removal</text:p>
      <text:p text:style-name="P3">1) read_in_450k, read_in_850k</text:p>
      <text:p text:style-name="P3"/>
      <text:p text:style-name="P3"/>
      <text:p text:style-name="P4">1) write anna and habib about habib’s projects</text:p>
      <text:p text:style-name="P4">2) document LFS code and put on goldenberg website</text:p>
      <text:p text:style-name="P5">3) give edit access to freda <text:span text:style-name="T2">and ann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21:16:40.228112945</meta:creation-date>
    <dc:date>2019-06-12T11:20:04.622407276</dc:date>
    <meta:editing-duration>PT36M7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64" meta:character-count="521" meta:non-whitespace-character-count="483"/>
  </office:meta>
</office:document-meta>
</file>